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rsid="0006610b" officeooo:paragraph-rsid="0006610b"/>
    </style:style>
    <style:style style:name="P2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rsid="0006610b" officeooo:paragraph-rsid="0006610b"/>
    </style:style>
    <style:style style:name="P3" style:family="paragraph" style:parent-style-name="Standard">
      <style:paragraph-properties fo:line-height="100%" fo:text-align="start" style:justify-single-word="false"/>
      <style:text-properties style:text-underline-style="none" officeooo:rsid="0006610b" officeooo:paragraph-rsid="0006610b"/>
    </style:style>
    <style:style style:name="P4" style:family="paragraph" style:parent-style-name="Standard">
      <style:paragraph-properties fo:line-height="100%" fo:text-align="start" style:justify-single-word="false"/>
      <style:text-properties style:text-underline-style="none" officeooo:rsid="00076e2a" officeooo:paragraph-rsid="00076e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s Paper Outline</text:p>
      <text:p text:style-name="P1"/>
      <text:p text:style-name="P2">Paragraph 1</text:p>
      <text:p text:style-name="P3">Begin by introducing the concept of multilayer networks from the perspective of Shai’s paper.</text:p>
      <text:p text:style-name="P4"/>
      <text:p text:style-name="P4">Important Basic Facts of Multilayer Networks:</text:p>
      <text:p text:style-name="P4">- Multilayer network edges can be either weighted or unweighted networks – including the interlayer edges. This leads to complex analysis of the information (or energy) transferred through a system.</text:p>
      <text:p text:style-name="P4"/>
      <text:p text:style-name="P4">- The general equation for multilayer networks is: M = (V_M, E_M, V, L) where we have measurements of the number of interlayer edges between the layers of the multilayer network (V_M), the number of layer in a multilayer network (L), the weights of all edges in the multilayer network (E_M), and the sum total of all nodes in the networks (V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5:53:41.360599075</meta:creation-date>
    <dc:date>2018-06-02T16:02:42.909053666</dc:date>
    <meta:editing-duration>PT9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6" meta:character-count="713" meta:non-whitespace-character-count="601"/>
  </office:meta>
</office:document-meta>
</file>